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Arial" svg:font-family="Arial" style:font-pitch="variable"/>
    <style:font-face style:name="Arial Unicode MS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5deb3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5deb3" fo:min-height="1.111cm"/>
      <style:paragraph-properties style:writing-mode="lr-tb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0.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5deb3" fo:min-height="1.03cm"/>
      <style:paragraph-properties style:writing-mode="lr-tb"/>
    </style:style>
    <style:style style:name="gr10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4.9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3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5deb3" fo:min-height="1.655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33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1.913cm"/>
      <style:paragraph-properties style:writing-mode="lr-tb"/>
    </style:style>
    <style:style style:name="gr15" style:family="graphic" style:parent-style-name="standard">
      <style:graphic-properties svg:stroke-color="#000000" draw:fill-color="#f5f5dc" draw:textarea-horizontal-align="justify" draw:textarea-vertical-align="middle" draw:auto-grow-height="false" fo:min-height="0.512cm" fo:min-width="0.897cm"/>
      <style:paragraph-properties style:writing-mode="lr-tb"/>
    </style:style>
    <style:style style:name="gr16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  <style:paragraph-properties style:writing-mode="lr-tb"/>
    </style:style>
    <style:style style:name="gr17" style:family="graphic" style:parent-style-name="standard">
      <style:graphic-properties draw:fill-color="#f5deb3" draw:textarea-horizontal-align="justify" draw:textarea-vertical-align="middle" draw:auto-grow-height="false" fo:min-height="0.258cm" fo:min-width="4.707cm"/>
      <style:paragraph-properties style:writing-mode="lr-tb"/>
    </style:style>
    <style:style style:name="gr18" style:family="graphic" style:parent-style-name="standard">
      <style:graphic-properties draw:fill-color="#f5deb3" draw:textarea-horizontal-align="justify" draw:textarea-vertical-align="middle" draw:auto-grow-height="false" fo:min-height="1.02cm" fo:min-width="1.659cm"/>
      <style:paragraph-properties style:writing-mode="lr-tb"/>
    </style:style>
    <style:style style:name="gr19" style:family="graphic" style:parent-style-name="standard">
      <style:graphic-properties draw:fill-color="#f5deb3" draw:textarea-horizontal-align="justify" draw:textarea-vertical-align="middle" draw:auto-grow-height="false" fo:min-height="1.02cm" fo:min-width="4.199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1.462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draw:fill="solid" draw:fill-color="#dde2cd" draw:shadow="hidden"/>
    </style:style>
    <style:style style:name="gr2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fill="none" draw:textarea-vertical-align="middle" fo:min-height="1.144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svg:stroke-color="#000000" draw:fill-color="#f5f5dc" draw:textarea-horizontal-align="justify" draw:textarea-vertical-align="middle" draw:auto-grow-height="false" fo:min-height="1.909cm" fo:min-width="1.913cm"/>
      <style:paragraph-properties style:writing-mode="lr-tb"/>
    </style:style>
    <style:style style:name="gr2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97cm"/>
      <style:paragraph-properties style:writing-mode="lr-tb"/>
    </style:style>
    <style:style style:name="gr27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89cm"/>
      <style:paragraph-properties style:writing-mode="lr-tb"/>
    </style:style>
    <style:style style:name="gr28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29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918cm"/>
      <style:paragraph-properties style:writing-mode="lr-tb"/>
    </style:style>
    <style:style style:name="gr30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024cm"/>
      <style:paragraph-properties style:writing-mode="lr-tb"/>
    </style:style>
    <style:style style:name="gr31" style:family="graphic" style:parent-style-name="standard">
      <style:graphic-properties draw:fill-color="#f5deb3" draw:textarea-horizontal-align="justify" draw:textarea-vertical-align="middle" draw:auto-grow-height="false" fo:min-height="1.02cm" fo:min-width="0.918cm"/>
      <style:paragraph-properties style:writing-mode="lr-tb"/>
    </style:style>
    <style:style style:name="gr32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  <style:paragraph-properties style:writing-mode="lr-tb"/>
    </style:style>
    <style:style style:name="gr33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  <style:paragraph-properties style:writing-mode="lr-tb"/>
    </style:style>
    <style:style style:name="gr3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  <style:paragraph-properties style:writing-mode="lr-tb"/>
    </style:style>
    <style:style style:name="gr3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  <style:paragraph-properties style:writing-mode="lr-tb"/>
    </style:style>
    <style:style style:name="gr36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/>
      <style:paragraph-properties style:writing-mode="lr-tb"/>
    </style:style>
    <style:style style:name="gr37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862cm"/>
      <style:paragraph-properties style:writing-mode="lr-tb"/>
    </style:style>
    <style:style style:name="gr38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787cm"/>
      <style:paragraph-properties style:writing-mode="lr-tb"/>
    </style:style>
    <style:style style:name="gr39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1.948cm"/>
      <style:paragraph-properties style:writing-mode="lr-tb"/>
    </style:style>
    <style:style style:name="gr40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1.057cm"/>
      <style:paragraph-properties style:writing-mode="lr-tb"/>
    </style:style>
    <style:style style:name="gr41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5.321cm"/>
      <style:paragraph-properties style:writing-mode="lr-tb"/>
    </style:style>
    <style:style style:name="gr42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2.929cm"/>
      <style:paragraph-properties style:writing-mode="lr-tb"/>
    </style:style>
    <style:style style:name="P1" style:family="paragraph">
      <loext:graphic-properties draw:fill="none"/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/>
    </style:style>
    <style:style style:name="P4" style:family="paragraph">
      <loext:graphic-properties draw:fill-color="#f5deb3"/>
      <style:paragraph-properties fo:text-align="center"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5deb3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5deb3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-color="#f5f5dc"/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4pt" fo:font-style="normal" style:font-size-asian="18pt" style:font-style-asian="normal" style:font-size-complex="18pt" style:font-style-complex="normal"/>
    </style:style>
    <style:style style:name="P13" style:family="paragraph"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style:font-name="Liberation Sans1" fo:font-size="14pt"/>
    </style:style>
    <style:style style:name="P15" style:family="paragraph">
      <loext:graphic-properties draw:fill-color="#f5f5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8" style:family="paragraph">
      <loext:graphic-properties draw:fill="solid" draw:fill-color="#dde2cd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f5f5dc"/>
      <style:paragraph-properties fo:margin-left="0cm" fo:margin-right="0cm" fo:margin-top="0cm" fo:margin-bottom="0cm" fo:line-height="120%" fo:text-align="start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loext:graphic-properties draw:fill="none"/>
      <style:paragraph-properties fo:text-align="center"/>
      <style:text-properties fo:font-style="italic"/>
    </style:style>
    <style:style style:name="P25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loext:graphic-properties draw:fill="solid" draw:fill-color="#fcd4d1"/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loext:graphic-properties draw:fill="solid" draw:fill-color="#e0efd4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4pt" fo:font-style="normal" style:font-size-asian="18pt" style:font-style-asian="normal" style:font-size-complex="18pt" style:font-style-complex="normal"/>
    </style:style>
    <style:style style:name="T8" style:family="text">
      <style:text-properties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000000" loext:opacity="100%" style:font-name="Liberation Sans1" fo:font-size="14pt" style:font-name-asian="Arial1" style:font-size-asian="8pt" style:font-name-complex="Arial1" style:font-size-complex="8pt"/>
    </style:style>
    <style:style style:name="T10" style:family="text">
      <style:text-properties fo:color="#000000" loext:opacity="100%" style:font-name="Arial1" fo:font-size="8pt" style:font-name-asian="Arial1" style:font-size-asian="8pt" style:font-name-complex="Arial1" style:font-size-complex="8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13" style:family="text">
      <style:text-properties fo:color="#000000" loext:opacity="100%" style:font-name="Arial1" fo:font-size="8pt" fo:font-weight="normal" style:font-name-asian="Arial1" style:font-size-asian="8pt" style:font-weight-asian="normal" style:font-name-complex="Arial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22cm" svg:y1="8.89cm" svg:x2="7.62cm" svg:y2="10.16cm">
          <text:p/>
        </draw:line>
        <draw:line draw:style-name="gr1" draw:text-style-name="P2" draw:layer="layout" svg:x1="5.08cm" svg:y1="11.43cm" svg:x2="14.732cm" svg:y2="12.7cm">
          <text:p/>
        </draw:line>
        <draw:line draw:style-name="gr1" draw:text-style-name="P2" draw:layer="layout" svg:x1="17.145cm" svg:y1="12.7cm" svg:x2="19.05cm" svg:y2="11.43cm">
          <text:p/>
        </draw:line>
        <draw:custom-shape draw:style-name="gr2" draw:text-style-name="P4" draw:layer="layout" svg:width="2.54cm" svg:height="1.27cm" svg:x="5.08cm" svg:y="17.78cm">
          <text:p text:style-name="P3"><text:span text:style-name="T1">SyncH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7.62cm" svg:y="17.78cm">
          <text:p text:style-name="P3"><text:span text:style-name="T1">PhyHd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5.08cm" svg:y="17.78cm">
          <text:p text:style-name="P3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6.51cm" svg:y="17.78cm">
          <text:p text:style-name="P3"><text:span text:style-name="T1">CRC</text:span><text:span text:style-name="T1"><text:line-break/></text:span><text:span text:style-name="T1">2 B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13cm" svg:height="1.361cm" svg:x="2.667cm" svg:y="17.896cm">
          <draw:text-box>
            <text:p><text:span text:style-name="T2">LoRa</text:span><text:span text:style-name="T2"><text:line-break/></text:span><text:span text:style-name="T2">PHY*</text:span></text:p>
          </draw:text-box>
        </draw:frame>
        <draw:line draw:style-name="gr5" draw:text-style-name="P2" draw:layer="layout" svg:x1="5.334cm" svg:y1="13.97cm" svg:x2="5.207cm" svg:y2="15.24cm">
          <text:p/>
        </draw:line>
        <draw:line draw:style-name="gr5" draw:text-style-name="P2" draw:layer="layout" svg:x1="10.795cm" svg:y1="13.97cm" svg:x2="6.604cm" svg:y2="15.24cm">
          <text:p/>
        </draw:line>
        <draw:custom-shape draw:style-name="gr2" draw:text-style-name="P7" draw:layer="layout" svg:width="2.54cm" svg:height="1.27cm" svg:x="5.08cm" svg:y="10.16cm">
          <text:p text:style-name="P6"><text:span text:style-name="T3">APv6</text:span><text:span text:style-name="T3"><text:line-break/></text:span><text:span text:style-name="T3">Hdr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413cm" svg:height="1.361cm" svg:x="1.54cm" svg:y="10.271cm">
          <draw:text-box>
            <text:p><text:span text:style-name="T2">APv6</text:span><text:span text:style-name="T2"><text:line-break/></text:span><text:span text:style-name="T2">Frame</text:span></text:p>
          </draw:text-box>
        </draw:frame>
        <draw:custom-shape draw:style-name="gr2" draw:text-style-name="P7" draw:layer="layout" svg:width="2.54cm" svg:height="1.27cm" svg:x="16.51cm" svg:y="10.16cm">
          <text:p text:style-name="P6"><text:span text:style-name="T3">Payld</text:span><text:span text:style-name="T3"><text:line-break/></text:span><text:span text:style-name="T3"/></text:p>
          <text:p text:style-name="P6"><text:span text:style-name="T3">N B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4cm" svg:height="1.27cm" svg:x="8.89cm" svg:y="10.16cm">
          <text:p text:style-name="P6"><text:span text:style-name="T3">SrcAddr</text:span></text:p>
          <text:p text:style-name="P6"><text:span text:style-name="T3"><text:line-break/></text:span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.54cm" svg:height="1.27cm" svg:x="11.43cm" svg:y="10.16cm">
          <text:p text:style-name="P6"><text:span text:style-name="T3">DstAddr</text:span><text:span text:style-name="T3"><text:line-break/></text:span><text:span text:style-name="T3"/></text:p>
          <text:p text:style-name="P6"><text:span text:style-name="T3">0/16 B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7.62cm" svg:y="10.16cm">
          <text:p text:style-name="P6"><text:span text:style-name="T3">Hops</text:span><text:span text:style-name="T3"><text:line-break/></text:span><text:span text:style-name="T3"><text:line-break/></text:span><text:span text:style-name="T3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2.54cm" svg:height="1.27cm" svg:x="13.97cm" svg:y="10.16cm">
          <text:p text:style-name="P6"><text:span text:style-name="T3">NxtHdr</text:span><text:span text:style-name="T3"><text:line-break/></text:span><text:span text:style-name="T3"><text:line-break/></text:span><text:span text:style-name="T3">0/N B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9.144cm" svg:height="0.655cm" svg:x="4.953cm" svg:y="19.157cm">
          <draw:text-box>
            <text:p><text:span text:style-name="T3">*Explicit Header mode to allow variable length frames</text:span></text:p>
          </draw:text-box>
        </draw:frame>
        <draw:frame draw:style-name="gr9" draw:text-style-name="P8" draw:layer="layout" svg:width="2.921cm" svg:height="1.28cm" svg:x="11.049cm" svg:y="6.03cm">
          <draw:text-box>
            <text:p><text:span text:style-name="T4">RFC 6282</text:span></text:p>
            <text:p><text:span text:style-name="T2">UDP HC</text:span></text:p>
          </draw:text-box>
        </draw:frame>
        <draw:custom-shape draw:style-name="gr10" draw:text-style-name="P11" draw:layer="layout" svg:width="5.461cm" svg:height="2.159cm" svg:x="13.589cm" svg:y="5.08cm">
          <text:p text:style-name="P10"><text:span text:style-name="T5">Ports:</text:span></text:p>
          <text:p text:style-name="P10"><text:span text:style-name="T6">2b00: Src 16b, Dst 16b inline</text:span><text:span text:style-name="T6"><text:line-break/></text:span><text:span text:style-name="T6">2b01: Src 16b inline, Dst 0xF0XX</text:span><text:span text:style-name="T6"><text:line-break/></text:span><text:span text:style-name="T6">2b10: Src 0xF0XX, Dst 16b inline</text:span><text:span text:style-name="T6"><text:line-break/></text:span><text:span text:style-name="T6">2b11: Src 0xF0BX, Dst 0xF0BX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1.049cm" svg:y1="8.89cm" svg:x2="13.97cm" svg:y2="10.16cm">
          <text:p/>
        </draw:line>
        <draw:line draw:style-name="gr1" draw:text-style-name="P2" draw:layer="layout" svg:x1="19.05cm" svg:y1="8.89cm" svg:x2="16.51cm" svg:y2="10.16cm">
          <text:p/>
        </draw:line>
        <draw:line draw:style-name="gr1" draw:text-style-name="P1" draw:layer="layout" svg:x1="3.81cm" svg:y1="8.89cm" svg:x2="5.08cm" svg:y2="10.16cm">
          <text:p/>
        </draw:line>
        <draw:frame draw:style-name="gr11" draw:text-style-name="P12" draw:layer="layout" svg:width="15.24cm" svg:height="2.617cm" svg:x="3.81cm" svg:y="1.54cm">
          <draw:text-box>
            <text:p><text:span text:style-name="T7">APv6 Stack Overview</text:span><text:span text:style-name="T7"><text:line-break/></text:span><text:span text:style-name="T8">draft 3.1</text:span><text:span text:style-name="T8"><text:tab/></text:span><text:span text:style-name="T8"><text:tab/></text:span><text:span text:style-name="T8">2021/05/31</text:span></text:p>
          </draw:text-box>
        </draw:frame>
        <draw:frame draw:style-name="gr12" draw:text-style-name="P8" draw:layer="layout" svg:width="2.413cm" svg:height="1.905cm" svg:x="1.397cm" svg:y="15.24cm">
          <draw:text-box>
            <text:p><text:span text:style-name="T2">HeyMac</text:span><text:span text:style-name="T2"><text:line-break/></text:span><text:span text:style-name="T2">Frame</text:span></text:p>
          </draw:text-box>
        </draw:frame>
        <draw:frame draw:style-name="gr13" draw:text-style-name="P14" draw:layer="layout" svg:width="2.667cm" svg:height="1.615cm" svg:x="1.778cm" svg:y="12.58cm">
          <draw:text-box>
            <text:p text:style-name="P13"><text:span text:style-name="T9">PID,</text:span><text:span text:style-name="T9"><text:line-break/></text:span><text:span text:style-name="T9">Fctl</text:span></text:p>
          </draw:text-box>
        </draw:frame>
        <draw:g>
          <draw:custom-shape draw:style-name="gr14" draw:text-style-name="P15" draw:layer="layout" svg:width="2.413cm" svg:height="0.762cm" svg:x="11.049cm" svg:y="8.128cm">
            <text:p text:style-name="P6"><text:span text:style-name="T3">UDP HdrType</text:span><text:span text:style-name="T3"><text:line-break/></text:span><text:span text:style-name="T3">5b1111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397cm" svg:height="0.762cm" svg:x="14.859cm" svg:y="8.128cm">
            <text:p text:style-name="P6"><text:span text:style-name="T3">Ports</text:span><text:span text:style-name="T3"><text:line-break/></text:span><text:span text:style-name="T3">2 b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397cm" svg:height="0.762cm" svg:x="13.462cm" svg:y="8.128cm">
            <text:p text:style-name="P6"><text:span text:style-name="T3">CSOmit</text:span><text:span text:style-name="T3"><text:line-break/></text:span><text:span text:style-name="T3">1 b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1.397cm" svg:height="1.27cm" svg:x="16.256cm" svg:y="7.62cm">
            <text:p text:style-name="P6"><text:span text:style-name="T3">ChkSum</text:span><text:span text:style-name="T3"><text:line-break/></text:span><text:span text:style-name="T3"><text:line-break/></text:span><text:span text:style-name="T3">0/2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1.397cm" svg:height="1.27cm" svg:x="17.653cm" svg:y="7.62cm">
            <text:p text:style-name="P6"><text:span text:style-name="T3">Ports </text:span><text:span text:style-name="T3"><text:line-break/></text:span><text:span text:style-name="T3"> </text:span><text:span text:style-name="T3"><text:line-break/></text:span><text:span text:style-name="T3">1/3/4 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7" draw:layer="layout" svg:width="5.207cm" svg:height="0.508cm" svg:x="11.049cm" svg:y="7.62cm">
            <text:p text:style-name="P6"><text:span text:style-name="T3">UDP Hd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4" draw:layer="layout" svg:width="2.159cm" svg:height="1.27cm" svg:x="9.651cm" svg:y="17.787cm">
          <text:p text:style-name="P3"><text:span text:style-name="T1">HdrCRC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4.699cm" svg:height="1.27cm" svg:x="11.81cm" svg:y="17.787cm">
          <text:p text:style-name="P3"><text:span text:style-name="T1">PhyPayld</text:span><text:span text:style-name="T1"><text:line-break/></text:span><text:span text:style-name="T1">0..255 B</text:span></text:p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2.413cm" svg:height="1.744cm" svg:x="1.423cm" svg:y="24.519cm">
          <draw:text-box>
            <text:p text:style-name="P16"><text:span text:style-name="T10">RFC 6282</text:span><text:span text:style-name="T10"><text:line-break/></text:span><text:span text:style-name="T10"> IPv6 </text:span><text:span text:style-name="T10"><text:line-break/></text:span><text:span text:style-name="T10">LOWPAN_IPHC</text:span></text:p>
          </draw:text-box>
        </draw:frame>
        <draw:g>
          <draw:g>
            <draw:polygon draw:style-name="gr21" draw:text-style-name="P18" draw:layer="layout" svg:width="1.143cm" svg:height="1.27cm" svg:x="3.835cm" svg:y="24.755cm" svg:viewBox="0 0 1144 1271" draw:points="0,1271 1144,1271 1144,0 0,0">
              <text:p/>
            </draw:polygon>
            <draw:polygon draw:style-name="gr22" draw:text-style-name="P19" draw:layer="layout" svg:width="1.143cm" svg:height="1.27cm" svg:x="3.835cm" svg:y="24.755cm" svg:viewBox="0 0 1144 1271" draw:points="0,1271 1144,1271 1144,0 0,0">
              <text:p/>
            </draw:polygon>
          </draw:g>
          <draw:frame draw:style-name="gr23" draw:text-style-name="P17" draw:layer="layout" svg:width="1.143cm" svg:height="1.426cm" svg:x="3.835cm" svg:y="24.678cm">
            <draw:text-box>
              <text:p text:style-name="P16"><text:span text:style-name="T10">Ver</text:span><text:span text:style-name="T10"><text:line-break/></text:span><text:span text:style-name="T10"><text:line-break/></text:span><text:span text:style-name="T10">3b011</text:span></text:p>
            </draw:text-box>
          </draw:frame>
        </draw:g>
        <draw:g>
          <draw:g>
            <draw:polygon draw:style-name="gr21" draw:text-style-name="P18" draw:layer="layout" svg:width="1.523cm" svg:height="1.27cm" svg:x="6.249cm" svg:y="24.755cm" svg:viewBox="0 0 1524 1271" draw:points="0,1271 1524,1271 1524,0 0,0">
              <text:p/>
            </draw:polygon>
            <draw:polygon draw:style-name="gr22" draw:text-style-name="P19" draw:layer="layout" svg:width="1.523cm" svg:height="1.27cm" svg:x="6.249cm" svg:y="24.755cm" svg:viewBox="0 0 1524 1271" draw:points="0,1271 1524,1271 1524,0 0,0">
              <text:p/>
            </draw:polygon>
          </draw:g>
          <draw:frame draw:style-name="gr23" draw:text-style-name="P17" draw:layer="layout" svg:width="1.523cm" svg:height="1.426cm" svg:x="6.249cm" svg:y="24.678cm">
            <draw:text-box>
              <text:p text:style-name="P16"><text:span text:style-name="T10">NxtHdr</text:span><text:span text:style-name="T10"><text:line-break/></text:span><text:span text:style-name="T10">Cmprsd?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1.396cm" svg:height="1.27cm" svg:x="7.773cm" svg:y="24.755cm" svg:viewBox="0 0 1397 1271" draw:points="0,1271 1397,1271 1397,0 0,0">
              <text:p/>
            </draw:polygon>
            <draw:polygon draw:style-name="gr22" draw:text-style-name="P19" draw:layer="layout" svg:width="1.396cm" svg:height="1.27cm" svg:x="7.773cm" svg:y="24.755cm" svg:viewBox="0 0 1397 1271" draw:points="0,1271 1397,1271 1397,0 0,0">
              <text:p/>
            </draw:polygon>
          </draw:g>
          <draw:frame draw:style-name="gr23" draw:text-style-name="P17" draw:layer="layout" svg:width="1.396cm" svg:height="1.426cm" svg:x="7.773cm" svg:y="24.678cm">
            <draw:text-box>
              <text:p text:style-name="P16"><text:span text:style-name="T10">HLIM</text:span><text:span text:style-name="T10"><text:line-break/></text:span><text:span text:style-name="T10">HopLmt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1.015cm" svg:height="1.27cm" svg:x="9.17cm" svg:y="24.755cm" svg:viewBox="0 0 1016 1271" draw:points="0,1271 1016,1271 1016,0 0,0">
              <text:p/>
            </draw:polygon>
            <draw:polygon draw:style-name="gr22" draw:text-style-name="P19" draw:layer="layout" svg:width="1.015cm" svg:height="1.27cm" svg:x="9.17cm" svg:y="24.755cm" svg:viewBox="0 0 1016 1271" draw:points="0,1271 1016,1271 1016,0 0,0">
              <text:p/>
            </draw:polygon>
          </draw:g>
          <draw:frame draw:style-name="gr23" draw:text-style-name="P17" draw:layer="layout" svg:width="1.015cm" svg:height="1.426cm" svg:x="9.17cm" svg:y="24.678cm">
            <draw:text-box>
              <text:p text:style-name="P16"><text:span text:style-name="T10">CtxId</text:span><text:span text:style-name="T10"><text:line-break/></text:span><text:span text:style-name="T10">Ext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2.031cm" svg:height="1.27cm" svg:x="11.837cm" svg:y="24.755cm" svg:viewBox="0 0 2032 1271" draw:points="0,1271 2032,1271 2032,0 0,0">
              <text:p/>
            </draw:polygon>
            <draw:polygon draw:style-name="gr22" draw:text-style-name="P19" draw:layer="layout" svg:width="2.031cm" svg:height="1.27cm" svg:x="11.837cm" svg:y="24.755cm" svg:viewBox="0 0 2032 1271" draw:points="0,1271 2032,1271 2032,0 0,0">
              <text:p/>
            </draw:polygon>
          </draw:g>
          <draw:frame draw:style-name="gr23" draw:text-style-name="P17" draw:layer="layout" svg:width="2.03cm" svg:height="1.426cm" svg:x="11.837cm" svg:y="24.678cm">
            <draw:text-box>
              <text:p text:style-name="P16"><text:span text:style-name="T10">SAM</text:span><text:span text:style-name="T10"><text:line-break/></text:span><text:span text:style-name="T10">SrcAddr 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2.031cm" svg:height="1.27cm" svg:x="17.044cm" svg:y="24.755cm" svg:viewBox="0 0 2032 1271" draw:points="0,1271 2032,1271 2032,0 0,0">
              <text:p/>
            </draw:polygon>
            <draw:polygon draw:style-name="gr22" draw:text-style-name="P19" draw:layer="layout" svg:width="2.031cm" svg:height="1.27cm" svg:x="17.044cm" svg:y="24.755cm" svg:viewBox="0 0 2032 1271" draw:points="0,1271 2032,1271 2032,0 0,0">
              <text:p/>
            </draw:polygon>
          </draw:g>
          <draw:frame draw:style-name="gr23" draw:text-style-name="P17" draw:layer="layout" svg:width="2.031cm" svg:height="1.426cm" svg:x="17.044cm" svg:y="24.678cm">
            <draw:text-box>
              <text:p text:style-name="P16"><text:span text:style-name="T10">DAM</text:span><text:span text:style-name="T10"><text:line-break/></text:span><text:span text:style-name="T10">DstAddrMode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1.269cm" svg:height="1.27cm" svg:x="4.979cm" svg:y="24.755cm" svg:viewBox="0 0 1270 1271" draw:points="0,1271 1270,1271 1270,0 0,0">
              <text:p/>
            </draw:polygon>
            <draw:polygon draw:style-name="gr22" draw:text-style-name="P19" draw:layer="layout" svg:width="1.269cm" svg:height="1.27cm" svg:x="4.979cm" svg:y="24.755cm" svg:viewBox="0 0 1270 1271" draw:points="0,1271 1270,1271 1270,0 0,0">
              <text:p/>
            </draw:polygon>
          </draw:g>
          <draw:frame draw:style-name="gr23" draw:text-style-name="P17" draw:layer="layout" svg:width="1.268cm" svg:height="1.426cm" svg:x="4.979cm" svg:y="24.678cm">
            <draw:text-box>
              <text:p text:style-name="P16"><text:span text:style-name="T10">TF</text:span><text:span text:style-name="T10"><text:line-break/></text:span><text:span text:style-name="T10">Trfc/Flo</text:span><text:span text:style-name="T10"><text:line-break/></text:span><text:span text:style-name="T10">2 b</text:span></text:p>
            </draw:text-box>
          </draw:frame>
        </draw:g>
        <draw:g>
          <draw:g>
            <draw:polygon draw:style-name="gr21" draw:text-style-name="P18" draw:layer="layout" svg:width="1.65cm" svg:height="1.27cm" svg:x="10.186cm" svg:y="24.755cm" svg:viewBox="0 0 1651 1271" draw:points="0,1271 1651,1271 1651,0 0,0">
              <text:p/>
            </draw:polygon>
            <draw:polygon draw:style-name="gr22" draw:text-style-name="P19" draw:layer="layout" svg:width="1.65cm" svg:height="1.27cm" svg:x="10.186cm" svg:y="24.755cm" svg:viewBox="0 0 1651 1271" draw:points="0,1271 1651,1271 1651,0 0,0">
              <text:p/>
            </draw:polygon>
          </draw:g>
          <draw:frame draw:style-name="gr23" draw:text-style-name="P17" draw:layer="layout" svg:width="1.65cm" svg:height="1.426cm" svg:x="10.186cm" svg:y="24.678cm">
            <draw:text-box>
              <text:p text:style-name="P16"><text:span text:style-name="T10">SrcAddr</text:span><text:span text:style-name="T10"><text:line-break/></text:span><text:span text:style-name="T10">CmprsTyp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1.65cm" svg:height="1.27cm" svg:x="15.393cm" svg:y="24.755cm" svg:viewBox="0 0 1651 1271" draw:points="0,1271 1651,1271 1651,0 0,0">
              <text:p/>
            </draw:polygon>
            <draw:polygon draw:style-name="gr22" draw:text-style-name="P19" draw:layer="layout" svg:width="1.65cm" svg:height="1.27cm" svg:x="15.393cm" svg:y="24.755cm" svg:viewBox="0 0 1651 1271" draw:points="0,1271 1651,1271 1651,0 0,0">
              <text:p/>
            </draw:polygon>
          </draw:g>
          <draw:frame draw:style-name="gr23" draw:text-style-name="P17" draw:layer="layout" svg:width="1.65cm" svg:height="1.426cm" svg:x="15.393cm" svg:y="24.678cm">
            <draw:text-box>
              <text:p text:style-name="P16"><text:span text:style-name="T10">DstAddr</text:span><text:span text:style-name="T10"><text:line-break/></text:span><text:span text:style-name="T10">CmprsTyp </text:span><text:span text:style-name="T10"><text:line-break/></text:span><text:span text:style-name="T10">1 b</text:span></text:p>
            </draw:text-box>
          </draw:frame>
        </draw:g>
        <draw:g>
          <draw:g>
            <draw:polygon draw:style-name="gr21" draw:text-style-name="P18" draw:layer="layout" svg:width="1.523cm" svg:height="1.27cm" svg:x="13.869cm" svg:y="24.755cm" svg:viewBox="0 0 1524 1271" draw:points="0,1271 1524,1271 1524,0 0,0">
              <text:p/>
            </draw:polygon>
            <draw:polygon draw:style-name="gr22" draw:text-style-name="P19" draw:layer="layout" svg:width="1.523cm" svg:height="1.27cm" svg:x="13.869cm" svg:y="24.755cm" svg:viewBox="0 0 1524 1271" draw:points="0,1271 1524,1271 1524,0 0,0">
              <text:p/>
            </draw:polygon>
          </draw:g>
          <draw:frame draw:style-name="gr23" draw:text-style-name="P17" draw:layer="layout" svg:width="1.523cm" svg:height="1.426cm" svg:x="13.869cm" svg:y="24.678cm">
            <draw:text-box>
              <text:p text:style-name="P16"><text:span text:style-name="T10">Mcst</text:span><text:span text:style-name="T10"><text:line-break/></text:span><text:span text:style-name="T10">Cmprsd? </text:span><text:span text:style-name="T10"><text:line-break/></text:span><text:span text:style-name="T10">1 b</text:span></text:p>
            </draw:text-box>
          </draw:frame>
        </draw:g>
        <draw:frame draw:style-name="gr24" draw:text-style-name="P21" draw:layer="layout" svg:width="17.425cm" svg:height="0.664cm" svg:x="1.651cm" svg:y="26.029cm">
          <draw:text-box>
            <text:p text:style-name="P20"><text:span text:style-name="T11">APv6 assumes values: <text:s text:c="8"/>2b11 <text:s text:c="43"/>0 <text:s text:c="14"/>0 <text:s text:c="12"/>2b00||2b11 <text:s text:c="12"/>0 <text:s text:c="17"/>0 <text:s text:c="12"/></text:span><text:span text:style-name="T10">2b00||2b11</text:span></text:p>
          </draw:text-box>
        </draw:frame>
        <draw:frame draw:style-name="gr20" draw:text-style-name="P17" draw:layer="layout" svg:width="2.413cm" svg:height="1.744cm" svg:x="1.423cm" svg:y="22.006cm">
          <draw:text-box>
            <text:p text:style-name="P16"><text:span text:style-name="T10">RFC 2460</text:span><text:span text:style-name="T10"><text:line-break/></text:span><text:span text:style-name="T10"> IPv6  header</text:span></text:p>
          </draw:text-box>
        </draw:frame>
        <draw:g>
          <draw:g>
            <draw:polygon draw:style-name="gr21" draw:text-style-name="P18" draw:layer="layout" svg:width="1.269cm" svg:height="1.27cm" svg:x="3.81cm" svg:y="22.242cm" svg:viewBox="0 0 1270 1271" draw:points="0,1271 1270,1271 1270,0 0,0">
              <text:p/>
            </draw:polygon>
            <draw:polygon draw:style-name="gr22" draw:text-style-name="P19" draw:layer="layout" svg:width="1.269cm" svg:height="1.27cm" svg:x="3.81cm" svg:y="22.242cm" svg:viewBox="0 0 1270 1271" draw:points="0,1271 1270,1271 1270,0 0,0">
              <text:p/>
            </draw:polygon>
          </draw:g>
          <draw:frame draw:style-name="gr20" draw:text-style-name="P17" draw:layer="layout" svg:width="1.269cm" svg:height="1.744cm" svg:x="3.81cm" svg:y="22.006cm">
            <draw:text-box>
              <text:p text:style-name="P16"><text:span text:style-name="T10">Ver</text:span><text:span text:style-name="T10"><text:line-break/></text:span><text:span text:style-name="T10"><text:line-break/></text:span><text:span text:style-name="T10">4b0110</text:span></text:p>
            </draw:text-box>
          </draw:frame>
        </draw:g>
        <draw:g>
          <draw:g>
            <draw:polygon draw:style-name="gr21" draw:text-style-name="P18" draw:layer="layout" svg:width="1.904cm" svg:height="1.27cm" svg:x="6.376cm" svg:y="22.242cm" svg:viewBox="0 0 1905 1271" draw:points="0,1271 1905,1271 1905,0 0,0">
              <text:p/>
            </draw:polygon>
            <draw:polygon draw:style-name="gr22" draw:text-style-name="P19" draw:layer="layout" svg:width="1.904cm" svg:height="1.27cm" svg:x="6.376cm" svg:y="22.242cm" svg:viewBox="0 0 1905 1271" draw:points="0,1271 1905,1271 1905,0 0,0">
              <text:p/>
            </draw:polygon>
          </draw:g>
          <draw:frame draw:style-name="gr23" draw:text-style-name="P17" draw:layer="layout" svg:width="1.904cm" svg:height="1.426cm" svg:x="6.376cm" svg:y="22.165cm">
            <draw:text-box>
              <text:p text:style-name="P16"><text:span text:style-name="T10">Flow Label</text:span><text:span text:style-name="T10"><text:line-break/></text:span><text:span text:style-name="T10"><text:line-break/></text:span><text:span text:style-name="T10">20 b</text:span></text:p>
            </draw:text-box>
          </draw:frame>
        </draw:g>
        <draw:g>
          <draw:g>
            <draw:polygon draw:style-name="gr21" draw:text-style-name="P18" draw:layer="layout" svg:width="2.666cm" svg:height="1.27cm" svg:x="13.361cm" svg:y="22.242cm" svg:viewBox="0 0 2667 1271" draw:points="0,1271 2667,1271 2667,0 0,0">
              <text:p/>
            </draw:polygon>
            <draw:polygon draw:style-name="gr22" draw:text-style-name="P19" draw:layer="layout" svg:width="2.666cm" svg:height="1.27cm" svg:x="13.361cm" svg:y="22.242cm" svg:viewBox="0 0 2667 1271" draw:points="0,1271 2667,1271 2667,0 0,0">
              <text:p/>
            </draw:polygon>
          </draw:g>
          <draw:frame draw:style-name="gr23" draw:text-style-name="P17" draw:layer="layout" svg:width="2.665cm" svg:height="1.426cm" svg:x="13.361cm" svg:y="22.165cm">
            <draw:text-box>
              <text:p text:style-name="P16"><text:span text:style-name="T10">Src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g>
          <draw:g>
            <draw:polygon draw:style-name="gr21" draw:text-style-name="P18" draw:layer="layout" svg:width="1.396cm" svg:height="1.27cm" svg:x="4.979cm" svg:y="22.242cm" svg:viewBox="0 0 1397 1271" draw:points="0,1271 1397,1271 1397,0 0,0">
              <text:p/>
            </draw:polygon>
            <draw:polygon draw:style-name="gr22" draw:text-style-name="P19" draw:layer="layout" svg:width="1.396cm" svg:height="1.27cm" svg:x="4.979cm" svg:y="22.242cm" svg:viewBox="0 0 1397 1271" draw:points="0,1271 1397,1271 1397,0 0,0">
              <text:p/>
            </draw:polygon>
          </draw:g>
          <draw:frame draw:style-name="gr23" draw:text-style-name="P17" draw:layer="layout" svg:width="1.395cm" svg:height="1.426cm" svg:x="4.979cm" svg:y="22.165cm">
            <draw:text-box>
              <text:p text:style-name="P16"><text:span text:style-name="T10">Trfc</text:span><text:span text:style-name="T10"><text:line-break/></text:span><text:span text:style-name="T10">Class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8" draw:layer="layout" svg:width="2.076cm" svg:height="1.27cm" svg:x="8.236cm" svg:y="22.242cm" svg:viewBox="0 0 2077 1271" draw:points="0,1271 2077,1271 2077,0 0,0">
              <text:p/>
            </draw:polygon>
            <draw:polygon draw:style-name="gr22" draw:text-style-name="P19" draw:layer="layout" svg:width="2.076cm" svg:height="1.27cm" svg:x="8.236cm" svg:y="22.242cm" svg:viewBox="0 0 2077 1271" draw:points="0,1271 2077,1271 2077,0 0,0">
              <text:p/>
            </draw:polygon>
          </draw:g>
          <draw:frame draw:style-name="gr23" draw:text-style-name="P17" draw:layer="layout" svg:width="2.075cm" svg:height="1.426cm" svg:x="8.236cm" svg:y="22.165cm">
            <draw:text-box>
              <text:p text:style-name="P16"><text:span text:style-name="T10">Payld Len</text:span><text:span text:style-name="T10"><text:line-break/></text:span><text:span text:style-name="T10"><text:line-break/></text:span><text:span text:style-name="T10">16 b</text:span></text:p>
            </draw:text-box>
          </draw:frame>
        </draw:g>
        <draw:g>
          <draw:g>
            <draw:polygon draw:style-name="gr21" draw:text-style-name="P18" draw:layer="layout" svg:width="1.567cm" svg:height="1.27cm" svg:x="11.793cm" svg:y="22.242cm" svg:viewBox="0 0 1568 1271" draw:points="0,1271 1568,1271 1568,0 0,0">
              <text:p/>
            </draw:polygon>
            <draw:polygon draw:style-name="gr22" draw:text-style-name="P19" draw:layer="layout" svg:width="1.567cm" svg:height="1.27cm" svg:x="11.793cm" svg:y="22.242cm" svg:viewBox="0 0 1568 1271" draw:points="0,1271 1568,1271 1568,0 0,0">
              <text:p/>
            </draw:polygon>
          </draw:g>
          <draw:frame draw:style-name="gr23" draw:text-style-name="P17" draw:layer="layout" svg:width="1.567cm" svg:height="1.426cm" svg:x="11.793cm" svg:y="22.165cm">
            <draw:text-box>
              <text:p text:style-name="P16"><text:span text:style-name="T10">Hop</text:span><text:span text:style-name="T10"><text:line-break/></text:span><text:span text:style-name="T10">Limit 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8" draw:layer="layout" svg:width="1.523cm" svg:height="1.27cm" svg:x="10.269cm" svg:y="22.242cm" svg:viewBox="0 0 1524 1271" draw:points="0,1271 1524,1271 1524,0 0,0">
              <text:p/>
            </draw:polygon>
            <draw:polygon draw:style-name="gr22" draw:text-style-name="P19" draw:layer="layout" svg:width="1.523cm" svg:height="1.27cm" svg:x="10.269cm" svg:y="22.242cm" svg:viewBox="0 0 1524 1271" draw:points="0,1271 1524,1271 1524,0 0,0">
              <text:p/>
            </draw:polygon>
          </draw:g>
          <draw:frame draw:style-name="gr23" draw:text-style-name="P17" draw:layer="layout" svg:width="1.523cm" svg:height="1.426cm" svg:x="10.269cm" svg:y="22.165cm">
            <draw:text-box>
              <text:p text:style-name="P16"><text:span text:style-name="T10">Next</text:span><text:span text:style-name="T10"><text:line-break/></text:span><text:span text:style-name="T10">Header</text:span><text:span text:style-name="T10"><text:line-break/></text:span><text:span text:style-name="T10">8 b</text:span></text:p>
            </draw:text-box>
          </draw:frame>
        </draw:g>
        <draw:g>
          <draw:g>
            <draw:polygon draw:style-name="gr21" draw:text-style-name="P18" draw:layer="layout" svg:width="3.047cm" svg:height="1.27cm" svg:x="16.028cm" svg:y="22.242cm" svg:viewBox="0 0 3048 1271" draw:points="0,1271 3048,1271 3048,0 0,0">
              <text:p/>
            </draw:polygon>
            <draw:polygon draw:style-name="gr22" draw:text-style-name="P19" draw:layer="layout" svg:width="3.047cm" svg:height="1.27cm" svg:x="16.028cm" svg:y="22.242cm" svg:viewBox="0 0 3048 1271" draw:points="0,1271 3048,1271 3048,0 0,0">
              <text:p/>
            </draw:polygon>
          </draw:g>
          <draw:frame draw:style-name="gr23" draw:text-style-name="P17" draw:layer="layout" svg:width="3.047cm" svg:height="1.426cm" svg:x="16.028cm" svg:y="22.165cm">
            <draw:text-box>
              <text:p text:style-name="P16"><text:span text:style-name="T10">Dst Addr</text:span><text:span text:style-name="T10"><text:line-break/></text:span><text:span text:style-name="T10"><text:line-break/></text:span><text:span text:style-name="T10">128 b</text:span></text:p>
            </draw:text-box>
          </draw:frame>
        </draw:g>
        <draw:custom-shape draw:style-name="gr25" draw:text-style-name="P23" draw:layer="layout" svg:width="2.413cm" svg:height="2.159cm" svg:x="5.08cm" svg:y="5.08cm">
          <text:p text:style-name="P22"><text:span text:style-name="T12">Hop Lmt:</text:span><text:span text:style-name="T12"><text:line-break/></text:span><text:span text:style-name="T13">2b00: 8b inline</text:span><text:span text:style-name="T13"><text:line-break/></text:span><text:span text:style-name="T13">2b01: limit is 1</text:span><text:span text:style-name="T13"><text:line-break/></text:span><text:span text:style-name="T13">2b10: limit is 64</text:span><text:span text:style-name="T13"><text:line-break/></text:span><text:span text:style-name="T13">2b11: limit is 2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1.397cm" svg:height="1.27cm" svg:x="8.128cm" svg:y="7.62cm">
          <text:p text:style-name="P6"><text:span text:style-name="T3">Src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.397cm" svg:height="1.27cm" svg:x="9.525cm" svg:y="7.62cm">
          <text:p text:style-name="P6"><text:span text:style-name="T3">DstAddr</text:span><text:span text:style-name="T3"><text:line-break/></text:span><text:span text:style-name="T3">Omit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1.389cm" svg:height="1.27cm" svg:x="3.818cm" svg:y="7.62cm">
          <text:p text:style-name="P6"><text:span text:style-name="T3">Prefix</text:span><text:span text:style-name="T3"><text:line-break/></text:span><text:span text:style-name="T3"><text:line-break/></text:span><text:span text:style-name="T3">3b110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.413cm" svg:height="1.361cm" svg:x="1.905cm" svg:y="7.656cm">
          <draw:text-box>
            <text:p><text:span text:style-name="T2">APv6</text:span><text:span text:style-name="T2"><text:line-break/></text:span><text:span text:style-name="T2">Hdr</text:span></text:p>
          </draw:text-box>
        </draw:frame>
        <draw:g>
          <draw:line draw:style-name="gr28" draw:text-style-name="P24" draw:layer="layout" svg:x1="1.27cm" svg:y1="20.92cm" svg:x2="20.32cm" svg:y2="20.92cm">
            <text:p/>
          </draw:line>
          <draw:frame draw:style-name="gr4" draw:text-style-name="P5" draw:layer="layout" svg:width="3.302cm" svg:height="1.361cm" svg:x="1.27cm" svg:y="21.047cm">
            <draw:text-box>
              <text:p><text:span text:style-name="T2">Reference</text:span></text:p>
            </draw:text-box>
          </draw:frame>
        </draw:g>
        <draw:custom-shape draw:style-name="gr29" draw:text-style-name="P15" draw:layer="layout" svg:width="1.418cm" svg:height="1.27cm" svg:x="5.207cm" svg:y="7.62cm">
          <text:p text:style-name="P6"><text:span text:style-name="T3">NxtHdr</text:span><text:span text:style-name="T3"><text:line-break/></text:span><text:span text:style-name="T3">Cmprsd?</text:span><text:span text:style-name="T3"><text:line-break/></text:span><text:span text:style-name="T3">1 b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1.524cm" svg:height="1.27cm" svg:x="6.604cm" svg:y="7.62cm">
          <text:p text:style-name="P6"><text:span text:style-name="T3">HLIM</text:span><text:span text:style-name="T3"><text:line-break/></text:span><text:span text:style-name="T3">HopLmt</text:span><text:span text:style-name="T3"><text:line-break/></text:span><text:span text:style-name="T3">2 b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97cm" svg:height="1.27cm" svg:x="16.637cm" svg:y="15.245cm">
          <text:p text:style-name="P3"><text:span text:style-name="T1">Hops</text:span><text:span text:style-name="T1"><text:line-break/></text:span><text:span text:style-name="T1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1.418cm" svg:height="1.27cm" svg:x="5.207cm" svg:y="15.245cm">
          <text:p text:style-name="P3"><text:span text:style-name="T1">Fctl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1.27cm" svg:x="10.181cm" svg:y="15.245cm">
          <text:p text:style-name="P3"><text:span text:style-name="T1">IEs</text:span><text:span text:style-name="T1"><text:line-break/></text:span><text:span text:style-name="T1">0+ B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778cm" svg:height="1.27cm" svg:x="13.483cm" svg:y="15.245cm">
          <text:p text:style-name="P3"><text:span text:style-name="T1">Payld</text:span><text:span text:style-name="T1"><text:line-break/></text:span><text:span text:style-name="T1">N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8.149cm" svg:y="15.245cm">
          <text:p text:style-name="P3"><text:span text:style-name="T1">Dst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524cm" svg:height="1.27cm" svg:x="6.625cm" svg:y="15.245cm">
          <text:p text:style-name="P3"><text:span text:style-name="T1">NetId</text:span><text:span text:style-name="T1"><text:line-break/></text:span><text:span text:style-name="T1">0/2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32cm" svg:height="1.27cm" svg:x="11.451cm" svg:y="15.245cm">
          <text:p text:style-name="P3"><text:span text:style-name="T1">Src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524cm" svg:height="1.27cm" svg:x="3.683cm" svg:y="15.245cm">
          <text:p text:style-name="P3"><text:span text:style-name="T1">PID</text:span><text:span text:style-name="T1"><text:line-break/></text:span><text:span text:style-name="T1">1 B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97cm" svg:height="1.27cm" svg:x="15.24cm" svg:y="15.245cm">
          <text:p text:style-name="P3"><text:span text:style-name="T1">MIC</text:span><text:span text:style-name="T1"><text:line-break/></text:span><text:span text:style-name="T1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032cm" svg:height="1.27cm" svg:x="18.034cm" svg:y="15.24cm">
          <text:p text:style-name="P3"><text:span text:style-name="T1">TxAddr</text:span><text:span text:style-name="T1"><text:line-break/></text:span><text:span text:style-name="T1">0/2/8 B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0.69cm" svg:height="1.27cm" svg:x="6.034cm" svg:y="12.7cm">
          <text:p text:style-name="P6"><text:span text:style-name="T3">L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69cm" svg:height="1.27cm" svg:x="6.713cm" svg:y="12.7cm">
          <text:p text:style-name="P6"><text:span text:style-name="T3">N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69cm" svg:height="1.27cm" svg:x="7.403cm" svg:y="12.7cm">
          <text:p text:style-name="P6"><text:span text:style-name="T3">D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689cm" svg:height="1.27cm" svg:x="8.093cm" svg:y="12.7cm">
          <text:p text:style-name="P6"><text:span text:style-name="T3">I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69cm" svg:height="1.27cm" svg:x="8.782cm" svg:y="12.7cm">
          <text:p text:style-name="P6"><text:span text:style-name="T3">S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689cm" svg:height="1.27cm" svg:x="10.124cm" svg:y="12.7cm">
          <text:p text:style-name="P6"><text:span text:style-name="T3">P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69cm" svg:height="1.27cm" svg:x="9.434cm" svg:y="12.7cm">
          <text:p text:style-name="P6"><text:span text:style-name="T3">M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0.707cm" svg:height="1.27cm" svg:x="5.334cm" svg:y="12.7cm">
          <text:p text:style-name="P6"><text:span text:style-name="T3">X</text:span><text:span text:style-name="T3"><text:line-break/></text:span><text:span text:style-name="T3"><text:line-break/></text:span><text:span text:style-name="T3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1.524cm" svg:height="1.27cm" svg:x="3.683cm" svg:y="12.7cm">
          <text:p text:style-name="P6"><text:span text:style-name="T3">PID</text:span><text:span text:style-name="T3"><text:line-break/></text:span><text:span text:style-name="T3"><text:line-break/></text:span><text:span text:style-name="T3">8b1110...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5.207cm" svg:y1="13.97cm" svg:x2="5.207cm" svg:y2="15.113cm">
          <text:p/>
        </draw:line>
        <draw:line draw:style-name="gr5" draw:text-style-name="P2" draw:layer="layout" svg:x1="3.683cm" svg:y1="13.97cm" svg:x2="3.683cm" svg:y2="15.24cm">
          <text:p/>
        </draw:line>
        <draw:custom-shape draw:style-name="gr37" draw:text-style-name="P15" draw:layer="layout" svg:width="1.362cm" svg:height="1.27cm" svg:x="13.37cm" svg:y="12.7cm">
          <text:p text:style-name="P6"><text:span text:style-name="T3">CmdId</text:span><text:span text:style-name="T3"><text:line-break/></text:span><text:span text:style-name="T3"><text:line-break/></text:span><text:span text:style-name="T3">6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1.287cm" svg:height="1.27cm" svg:x="12.083cm" svg:y="12.7cm">
          <text:p text:style-name="P6"><text:span text:style-name="T3">Prefix</text:span><text:span text:style-name="T3"><text:line-break/></text:span><text:span text:style-name="T3"><text:line-break/></text:span><text:span text:style-name="T3">2b10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2.448cm" svg:height="1.27cm" svg:x="14.732cm" svg:y="12.7cm">
          <text:p text:style-name="P6"><text:span text:style-name="T3">Cmd Data</text:span><text:span text:style-name="T3"><text:line-break/></text:span><text:span text:style-name="T3"><text:line-break/></text:span><text:span text:style-name="T3">N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2" draw:layer="layout" svg:x1="15.24cm" svg:y1="15.241cm" svg:x2="17.145cm" svg:y2="13.97cm">
          <text:p/>
        </draw:line>
        <draw:line draw:style-name="gr1" draw:text-style-name="P2" draw:layer="layout" svg:x1="12.065cm" svg:y1="13.97cm" svg:x2="13.462cm" svg:y2="15.24cm">
          <text:p/>
        </draw:line>
        <draw:frame draw:style-name="gr13" draw:text-style-name="P14" draw:layer="layout" svg:width="2.667cm" svg:height="1.615cm" svg:x="17.679cm" svg:y="12.581cm">
          <draw:text-box>
            <text:p text:style-name="P13"><text:span text:style-name="T9">HeyMac</text:span><text:span text:style-name="T9"><text:line-break/></text:span><text:span text:style-name="T9">Command</text:span></text:p>
          </draw:text-box>
        </draw:frame>
        <draw:custom-shape draw:style-name="gr40" draw:text-style-name="P25" draw:layer="layout" svg:width="11.557cm" svg:height="0.381cm" svg:x="3.683cm" svg:y="16.51cm">
          <text:p text:style-name="P6"><text:span text:style-name="T3">Authentication range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5.821cm" svg:height="0.381cm" svg:x="10.795cm" svg:y="16.891cm">
          <text:p text:style-name="P6"><text:span text:style-name="T3">Encryption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7" draw:layer="layout" svg:width="3.429cm" svg:height="0.381cm" svg:x="16.637cm" svg:y="16.51cm">
          <text:p text:style-name="P6"><text:span text:style-name="T3">Multihop m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.683cm" svg:y1="16.51cm" svg:x2="11.811cm" svg:y2="17.78cm">
          <text:p/>
        </draw:line>
        <draw:line draw:style-name="gr5" draw:text-style-name="P2" draw:layer="layout" svg:x1="20.066cm" svg:y1="16.51cm" svg:x2="16.51cm" svg:y2="17.7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Arial" svg:font-family="Arial" style:font-pitch="variable"/>
    <style:font-face style:name="Arial Unicode MS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6-01T22:38:30.704779000</meta:creation-date>
    <dc:date>2021-05-31T17:20:50.605000000</dc:date>
    <meta:editing-duration>P2DT17H11M26S</meta:editing-duration>
    <meta:editing-cycles>92</meta:editing-cycles>
    <meta:generator>LibreOffice/7.0.3.1$Windows_X86_64 LibreOffice_project/d7547858d014d4cf69878db179d326fc3483e082</meta:generator>
    <meta:document-statistic meta:object-count="170"/>
  </office:meta>
</office:document-meta>
</file>